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margin-left="0.028in" fo:margin-right="0in" fo:text-indent="0in" style:auto-text-indent="false"/>
    </style:style>
    <style:style style:name="P15" style:family="paragraph" style:parent-style-name="Preformatted_20_Text">
      <style:text-properties fo:color="#0000ff" fo:font-weight="bold" style:font-weight-asian="bold" style:font-weight-complex="bold"/>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6.3035in"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text-align="start" style:justify-single-word="false"/>
      <style:text-properties fo:font-size="9pt" style:font-size-asian="9pt" style:font-size-complex="9pt"/>
    </style:style>
    <style:style style:name="P21" style:family="paragraph" style:parent-style-name="Standard">
      <style:paragraph-properties fo:text-align="center" style:justify-single-word="false"/>
      <style:text-properties fo:font-size="9pt" style:font-size-asian="9pt" style:font-size-complex="9pt"/>
    </style:style>
    <style:style style:name="P22" style:family="paragraph" style:parent-style-name="Standard">
      <style:paragraph-properties fo:text-align="center" style:justify-single-word="false"/>
      <style:text-properties fo:font-size="12pt" style:font-size-asian="12pt" style:font-size-complex="12pt"/>
    </style:style>
    <style:style style:name="P23" style:family="paragraph" style:parent-style-name="Standard">
      <style:text-properties fo:font-size="10pt" style:font-size-asian="10pt" style:font-size-complex="10pt"/>
    </style:style>
    <style:style style:name="P24"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color="#ff0000" fo:font-weight="bold" style:font-weight-asian="bold" style:font-weight-complex="bold"/>
    </style:style>
    <style:style style:name="T9" style:family="text">
      <style:text-properties fo:color="#0000ff"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000000"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6">6502 Intermediate Programming<text:tab/>1</text:p>
          <text:p text:style-name="P16">Complexity And Subroutines<text:tab/>3</text:p>
          <text:p text:style-name="P16">The Stack Pointer Register<text:tab/>8</text:p>
          <text:p text:style-name="P16">Subroutines In The Monitor<text:tab/>10</text:p>
          <text:p text:style-name="P16">Utility Subroutines In The Monitor<text:tab/>11</text:p>
          <text:p text:style-name="P16">Strings<text:tab/>12</text:p>
          <text:p text:style-name="P17">Program 1: Hello<text:tab/>13</text:p>
          <text:p text:style-name="P16">Passing An Address To A Subroutine<text:tab/>15</text:p>
          <text:p text:style-name="P17">Program 2: Hello2<text:tab/>15</text:p>
          <text:p text:style-name="P16">The equ Assembler Directive<text:tab/>16</text:p>
          <text:p text:style-name="P17">Program 3: Hello3<text:tab/>17</text:p>
          <text:p text:style-name="P16">A Final Program For Pat To Study<text:tab/>18</text:p>
          <text:p text:style-name="P17">Program 4: addinput<text:tab/>18</text:p>
          <text:p text:style-name="P16">Exercises<text:tab/>20</text:p>
        </text:index-body>
      </text:table-of-content>
      <text:p text:style-name="P24"/>
      <text:p text:style-name="P14"/>
      <text:p text:style-name="P18">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8">02</text:span> <text:s/>JSR 020Bh </text:p>
      <text:p text:style-name="Preformatted_20_Text"><text:span text:style-name="T8">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9">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8">0204</text:span> <text:s text:c="8"/>00 <text:s text:c="8"/>01 <text:s text:c="7"/><text:span text:style-name="T9">02</text:span> <text:s text:c="7"/><text:span text:style-name="T8">FF</text:span> <text:s text:c="6"/>00010100 </text:p>
      <text:p text:style-name="Preformatted_20_Text"/>
      <text:p text:style-name="Preformatted_20_Text">0204 <text:s/>20 0B 02 <text:s/>JSR <text:span text:style-name="T8">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8">020B</text:span> <text:s text:c="8"/>00 <text:s text:c="8"/>01 <text:s text:c="7"/>02 <text:s text:c="7"/><text:span text:style-name="T8">FD</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8">0213</text:span> <text:s text:c="8"/><text:span text:style-name="T9">03</text:span> <text:s text:c="8"/>01 <text:s text:c="7"/>02 <text:s text:c="7"/><text:span text:style-name="T8">FD</text:span> <text:s text:c="6"/>00010100 </text:p>
      <text:p text:style-name="Preformatted_20_Text"/>
      <text:p text:style-name="Preformatted_20_Text">0213 <text:s/>60 <text:s text:c="7"/><text:span text:style-name="T8">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8">0207</text:span> <text:s text:c="8"/>03 <text:s text:c="8"/>01 <text:s text:c="7"/>02 <text:s text:c="7"/><text:span text:style-name="T8">FF</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9">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F</text:span> to <text:span text:style-name="T3">FD</text:span> when the JSR is executed, and then from <text:span text:style-name="T3">FD</text:span> back to <text:span text:style-name="T3">FF</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images/plate_stack.gif"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6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10">65 10</text:span> <text:s/>............J.e. </text:p>
      <text:p text:style-name="Preformatted_20_Text"/>
      <text:p text:style-name="P15">&lt;JSR instruction is executed here&gt;</text:p>
      <text:p text:style-name="Preformatted_20_Text"/>
      <text:p text:style-name="Preformatted_20_Text">-d 01f0 </text:p>
      <text:p text:style-name="Preformatted_20_Text">01F0 <text:s/>BF 00 00 02 00 05 00 14 - AF 17 4A 11 65 10 <text:span text:style-name="T8">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text:soft-page-break/>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text:bookmark-start text:name="DDE_LINK"/>1003 4C 9B 23 |<text:tab/> <text:s/>jmp OutChar<text:tab/>;Output byte in A register to serial port.</text:p>
      <text:p text:style-name="Preformatted_20_Text"><text:s text:c="14"/>|<text:tab/></text:p>
      <text:p text:style-name="Preformatted_20_Text">1006 4C 5D 23 |<text:tab/> <text:s/>jmp GetChar<text:tab/>;Get a byte from the serial port.</text:p>
      <text:p text:style-name="Preformatted_20_Text"><text:s text:c="14"/>|<text:tab/></text:p>
      <text:p text:style-name="Preformatted_20_Text">1009 4C 80 23 |<text:tab/> <text:s/>jmp GetCharW<text:tab/>;Wait and get a byte from the serial port.</text:p>
      <text:p text:style-name="Preformatted_20_Text"><text:s text:c="14"/>|<text:tab/></text:p>
      <text:p text:style-name="Preformatted_20_Text">100C 4C 42 23 |<text:tab/> <text:s/>jmp PrntMess<text:tab/>;Print a message to the serial port.</text:p>
      <text:p text:style-name="Preformatted_20_Text"><text:s text:c="14"/>|<text:tab/></text:p>
      <text:p text:style-name="Preformatted_20_Text">100F 4C 94 22 |<text:tab/> <text:s/>jmp OutSpace<text:tab/>;Output spaces to the serial port.</text:p>
      <text:p text:style-name="Preformatted_20_Text"><text:s text:c="14"/>|<text:tab/></text:p>
      <text:p text:style-name="Preformatted_20_Text">1012 4C F0 22 |<text:tab/> <text:s/>jmp OutHex<text:tab/>;Output a HEX number to the serial port.</text:p>
      <text:p text:style-name="Preformatted_20_Text"><text:s text:c="14"/>|<text:tab/></text:p>
      <text:p text:style-name="Preformatted_20_Text">1015 4C 2E 1A |<text:tab/> <text:s/>jmp DgtToBin<text:tab/>;Convert an ASCII digit into binary.</text:p>
      <text:p text:style-name="Preformatted_20_Text"><text:soft-page-break/><text:s text:c="14"/>|<text:tab/></text:p>
      <text:p text:style-name="Preformatted_20_Text">1018 4C 70 10 |<text:tab/> <text:s/>jmp GetLine<text:tab/>;Input a line from the serial port.<text:bookmark-end text:name="DDE_LINK"/></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oft-page-break/><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10 <text:s text:c="2"/>000026 |<text:tab/>jsr 1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reformatted_20_Text">0211 <text:span text:style-name="T9">48</text:span> <text:s text:c="8"/>000040 |Mess<text:tab/>dbt "<text:span text:style-name="T9">Hello</text:span>"</text:p>
      <text:p text:style-name="Preformatted_20_Text">0212 <text:span text:style-name="T9">65 6C 6C</text:span> <text:s text:c="8"/></text:p>
      <text:p text:style-name="Preformatted_20_Text">0215 <text:span text:style-name="T9">6F</text:span> <text:s text:c="14"/></text:p>
      <text:p text:style-name="Preformatted_20_Text">0216 <text:span text:style-name="T8">00</text:span> <text:s text:c="8"/>000041 |<text:tab/>dbt <text:span text:style-name="T8">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9">48</text:span><text:span text:style-name="T10">,</text:span><text:span text:style-name="T9"> 65</text:span><text:span text:style-name="T10">,</text:span><text:span text:style-name="T9"> 6C</text:span><text:span text:style-name="T10">,</text:span><text:span text:style-name="T9"> 6C</text:span><text:span text:style-name="T10">,</text:span><text:span text:style-name="T9"> </text:span><text:span text:style-name="T10">and</text:span><text:span text:style-name="T9">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2">'</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1">000015</text:span> sets the X register to offset 0 into the string <text:s/>The <text:span text:style-name="T3">lda Mess,x</text:span> instruction on line <text:span text:style-name="T11">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1">inx</text:span> instruction at line <text:span text:style-name="T11">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text:soft-page-break/>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text:soft-page-break/>Program 2: Hello2</text:p>
      <text:p text:style-name="Preformatted_20_Text"><text:s text:c="16"/>000001 |;Program Name: hello2.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9">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8">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10 <text:s text:c="2"/>000021 |<text:tab/>jsr 1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8">02</text:span><text:span text:style-name="T9">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9">08</text:span> and its high byte is <text:span text:style-name="T8">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2">&lt;</text:span> is used to indicate the low byte and the greater than sign <text:span text:style-name="T12">&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6"/>000001 |;Program Name: hello3.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text:p>
      <text:p text:style-name="Preformatted_20_Text"><text:s text:c="16"/>000006 |; PrntMess and equs.</text:p>
      <text:p text:style-name="Preformatted_20_Text"><text:s text:c="16"/>000007 |;</text:p>
      <text:p text:style-name="Preformatted_20_Text"><text:s text:c="16"/>000008 |;Assumptions: When added, the numbers will not be </text:p>
      <text:p text:style-name="Preformatted_20_Text"><text:s text:c="16"/>000009 |; greater than 255.</text:p>
      <text:p text:style-name="Preformatted_20_Text"><text:s text:c="16"/>000010 |</text:p>
      <text:p text:style-name="Preformatted_20_Text"><text:s text:c="16"/>000011 | <text:s text:c="4"/>;************************************************************</text:p>
      <text:p text:style-name="Preformatted_20_Text"><text:s text:c="16"/>000012 | <text:s text:c="4"/>;Monitor Utility Subroutine Jump Table.</text:p>
      <text:p text:style-name="Preformatted_20_Text"><text:s text:c="16"/>000013 | <text:s text:c="4"/>;************************************************************</text:p>
      <text:p text:style-name="Preformatted_20_Text">0000 <text:s text:c="11"/>000014 |OutChar <text:s text:c="2"/>equ 1003h ;Output byte in reg A to the user.</text:p>
      <text:p text:style-name="Preformatted_20_Text"><text:s text:c="16"/>000015 | <text:s text:c="20"/></text:p>
      <text:p text:style-name="Preformatted_20_Text">0000 <text:s text:c="11"/>000016 |GetChar <text:s text:c="2"/>equ 1006h ;Get a byte from the serial port.</text:p>
      <text:p text:style-name="Preformatted_20_Text"><text:s text:c="16"/>000017 | <text:s text:c="20"/></text:p>
      <text:p text:style-name="Preformatted_20_Text">0000 <text:s text:c="11"/>000018 |GetCharW <text:s/>equ 1009h ;Wait and get a byte from the user.</text:p>
      <text:p text:style-name="Preformatted_20_Text"><text:s text:c="16"/>000019 | <text:s text:c="20"/></text:p>
      <text:p text:style-name="Preformatted_20_Text">0000 <text:s text:c="11"/>000020 |PrntMess <text:s/>equ 100Ch ;Print a message to the user.</text:p>
      <text:p text:style-name="Preformatted_20_Text"><text:s text:c="16"/>000021 | <text:s text:c="20"/></text:p>
      <text:p text:style-name="Preformatted_20_Text">0000 <text:s text:c="11"/>000022 |OutSpace <text:s/>equ 100Fh ;Output spaces to the serial port. <text:s text:c="32"/></text:p>
      <text:p text:style-name="Preformatted_20_Text"><text:s text:c="16"/>000023 | <text:s text:c="20"/></text:p>
      <text:p text:style-name="Preformatted_20_Text">0000 <text:s text:c="11"/>000024 |OutHex <text:s text:c="3"/>equ 1012h ;Output a HEX number to the user.</text:p>
      <text:p text:style-name="Preformatted_20_Text"><text:s text:c="16"/>000025 | <text:s text:c="20"/></text:p>
      <text:p text:style-name="Preformatted_20_Text">0000 <text:s text:c="11"/>000026 |DgtToBin <text:s/>equ 1015h ;Convert an ASCII digit to binary.</text:p>
      <text:p text:style-name="Preformatted_20_Text"><text:s text:c="16"/>000027 | <text:s text:c="20"/></text:p>
      <text:p text:style-name="Preformatted_20_Text">0000 <text:s text:c="11"/>000028 |GetLine <text:s text:c="2"/>equ 1018h ;Input a line from the serial port.</text:p>
      <text:p text:style-name="Preformatted_20_Text"><text:s text:c="16"/>000029 | <text:s text:c="9"/></text:p>
      <text:p text:style-name="Preformatted_20_Text"><text:s text:c="16"/>000030 |</text:p>
      <text:p text:style-name="Preformatted_20_Text"><text:s text:c="16"/>000031 |</text:p>
      <text:p text:style-name="Preformatted_20_Text"><text:s text:c="16"/>000032 |;************************************** <text:s text:c="17"/></text:p>
      <text:p text:style-name="Preformatted_20_Text"><text:soft-page-break/><text:s text:c="16"/>000033 |; <text:s text:c="5"/>Program entry point.</text:p>
      <text:p text:style-name="Preformatted_20_Text"><text:s text:c="16"/>000034 |;**************************************</text:p>
      <text:p text:style-name="Preformatted_20_Text">0200 <text:s text:c="11"/>000035 |<text:tab/>org 0200h <text:s text:c="54"/></text:p>
      <text:p text:style-name="Preformatted_20_Text"><text:s text:c="16"/>000036 |</text:p>
      <text:p text:style-name="Preformatted_20_Text">0200 <text:s text:c="11"/>000037 |Main *</text:p>
      <text:p text:style-name="Preformatted_20_Text">0200 A2 08 <text:s text:c="5"/>000038 |<text:tab/>ldx #mess&lt;</text:p>
      <text:p text:style-name="Preformatted_20_Text">0202 A0 02 <text:s text:c="5"/>000039 |<text:tab/>ldy #mess&gt;</text:p>
      <text:p text:style-name="Preformatted_20_Text">0204 20 0C 10 <text:s text:c="2"/>000040 |<text:tab/>jsr PrntMess</text:p>
      <text:p text:style-name="Preformatted_20_Text"><text:s text:c="16"/>000041 |<text:tab/></text:p>
      <text:p text:style-name="Preformatted_20_Text"><text:s text:c="16"/>000042 |;Exit the program.</text:p>
      <text:p text:style-name="Preformatted_20_Text">0207 00 <text:s text:c="8"/>000043 |<text:tab/>brk</text:p>
      <text:p text:style-name="Preformatted_20_Text"><text:s text:c="16"/>000044 |</text:p>
      <text:p text:style-name="Preformatted_20_Text"><text:s text:c="16"/>000045 |;**************************************</text:p>
      <text:p text:style-name="Preformatted_20_Text"><text:s text:c="16"/>000046 |; <text:s text:c="7"/>Variables area.</text:p>
      <text:p text:style-name="Preformatted_20_Text"><text:s text:c="16"/>000047 |;**************************************</text:p>
      <text:p text:style-name="Preformatted_20_Text">0208 48 <text:s text:c="8"/>000048 |mess<text:tab/>dbt "Hello3"</text:p>
      <text:p text:style-name="Preformatted_20_Text">0209 65 6C 6C <text:s text:c="8"/></text:p>
      <text:p text:style-name="Preformatted_20_Text">020C 6F 33 <text:s text:c="11"/></text:p>
      <text:p text:style-name="Preformatted_20_Text">020E 00 <text:s text:c="8"/>000049 |<text:tab/>dbt 0d</text:p>
      <text:p text:style-name="Preformatted_20_Text"><text:s text:c="16"/>000050 |</text:p>
      <text:p text:style-name="Preformatted_20_Text"><text:s text:c="16"/>000051 |<text:tab/>end</text:p>
      <text:p text:style-name="Preformatted_20_Text"><text:s text:c="16"/>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Program Name: addinput.asm.</text:p>
      <text:p text:style-name="Preformatted_20_Text">;</text:p>
      <text:p text:style-name="Preformatted_20_Text">;Version: 1.1.</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text:soft-page-break/>OutChar <text:s text:c="2"/>equ 1003h ;Output byte in reg A to the user.</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user.</text:p>
      <text:p text:style-name="Preformatted_20_Text"><text:s text:c="21"/></text:p>
      <text:p text:style-name="Preformatted_20_Text">PrntMess <text:s/>equ 100Ch ;Print a message to the user.</text:p>
      <text:p text:style-name="Preformatted_20_Text"><text:s text:c="20"/></text:p>
      <text:p text:style-name="Preformatted_20_Text">OutSpace <text:s/>equ 100Fh ;Output spaces to the serial port. <text:s text:c="32"/></text:p>
      <text:p text:style-name="Preformatted_20_Text"><text:s text:c="21"/></text:p>
      <text:p text:style-name="Preformatted_20_Text">OutHex <text:s text:c="3"/>equ 1012h ;Output a HEX number to the user.</text:p>
      <text:p text:style-name="Preformatted_20_Text"><text:s text:c="21"/></text:p>
      <text:p text:style-name="Preformatted_20_Text">DgtToBin <text:s/>equ 1015h ;Convert an ASCII digit to binary.</text:p>
      <text:p text:style-name="Preformatted_20_Text"><text:s text:c="20"/></text:p>
      <text:p text:style-name="Preformatted_20_Text">GetLine <text:s text:c="2"/>equ 1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soft-page-break/><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center"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2<text:tab/><text:span text:style-name="T1">6502 Intermediate Programming</text:span><text:tab/><text:page-number text:select-page="current">2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19:51:50</dc:date>
    <meta:editing-cycles>642</meta:editing-cycles>
    <meta:editing-duration>P13DT17H54M25S</meta:editing-duration>
    <meta:user-defined meta:name="Info 1"/>
    <meta:user-defined meta:name="Info 2"/>
    <meta:user-defined meta:name="Info 3"/>
    <meta:user-defined meta:name="Info 4"/>
    <meta:document-statistic meta:table-count="0" meta:image-count="1" meta:object-count="1" meta:page-count="21" meta:paragraph-count="523" meta:word-count="5306" meta:character-count="341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style>
    <style:style style:name="P8" style:family="paragraph">
      <style:text-properties fo:color="#ff0000" fo:font-size="12pt" fo:font-weight="bold"/>
    </style:style>
    <style:style style:name="P9"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68cm" svg:height="0.725cm" svg:x="3.1cm" svg:y="4.843cm">
          <draw:text-box>
            <text:p text:style-name="P2"><text:span text:style-name="T1">00</text:span></text:p>
          </draw:text-box>
        </draw:frame>
        <draw:frame draw:style-name="gr3" draw:text-style-name="P3" draw:layer="layout" svg:width="0.968cm" svg:height="0.725cm" svg:x="3.1cm" svg:y="8.018cm">
          <draw:text-box>
            <text:p text:style-name="P2"><text:span text:style-name="T1">00</text:span></text:p>
          </draw:text-box>
        </draw:frame>
        <draw:frame draw:style-name="gr3" draw:text-style-name="P3" draw:layer="layout" svg:width="0.968cm" svg:height="0.725cm" svg:x="3.1cm" svg:y="7.383cm">
          <draw:text-box>
            <text:p text:style-name="P2"><text:span text:style-name="T1">00</text:span></text:p>
          </draw:text-box>
        </draw:frame>
        <draw:frame draw:style-name="gr3" draw:text-style-name="P3" draw:layer="layout" svg:width="0.968cm" svg:height="0.725cm" svg:x="3.1cm" svg:y="8.617cm">
          <draw:text-box>
            <text:p text:style-name="P2"><text:span text:style-name="T1">00</text:span></text:p>
          </draw:text-box>
        </draw:frame>
        <draw:frame draw:style-name="gr3" draw:text-style-name="P3" draw:layer="layout" svg:width="0.968cm" svg:height="0.725cm" svg:x="3.1cm" svg:y="6.748cm">
          <draw:text-box>
            <text:p text:style-name="P2"><text:span text:style-name="T1">00</text:span></text:p>
          </draw:text-box>
        </draw:frame>
        <draw:frame draw:style-name="gr3" draw:text-style-name="P3" draw:layer="layout" svg:width="0.968cm" svg:height="0.725cm" svg:x="3.1cm" svg:y="6.113cm">
          <draw:text-box>
            <text:p text:style-name="P2"><text:span text:style-name="T1">00</text:span></text:p>
          </draw:text-box>
        </draw:frame>
        <draw:frame draw:style-name="gr3" draw:text-style-name="P3" draw:layer="layout" svg:width="0.968cm" svg:height="0.725cm" svg:x="3.1cm" svg:y="5.478cm">
          <draw:text-box>
            <text:p text:style-name="P2"><text:span text:style-name="T1">00</text:span></text:p>
          </draw:text-box>
        </draw:frame>
        <draw:frame draw:style-name="gr3" draw:text-style-name="P3" draw:layer="layout" svg:width="0.968cm" svg:height="0.725cm" svg:x="3.1cm" svg:y="4.208cm">
          <draw:text-box>
            <text:p text:style-name="P2"><text:span text:style-name="T1">00</text:span></text:p>
          </draw:text-box>
        </draw:frame>
        <draw:frame draw:style-name="gr3" draw:text-style-name="P3" draw:layer="layout" svg:width="0.968cm" svg:height="0.725cm" svg:x="3.1cm" svg:y="3.573cm">
          <draw:text-box>
            <text:p text:style-name="P2"><text:span text:style-name="T1">00</text:span></text:p>
          </draw:text-box>
        </draw:frame>
        <draw:frame draw:style-name="gr3" draw:text-style-name="P3" draw:layer="layout" svg:width="0.968cm" svg:height="0.725cm" svg:x="3.1cm" svg:y="2.938cm">
          <draw:text-box>
            <text:p text:style-name="P2"><text:span text:style-name="T1">00</text:span></text:p>
          </draw:text-box>
        </draw:frame>
        <draw:frame draw:style-name="gr3" draw:text-style-name="P3" draw:layer="layout" svg:width="0.968cm" svg:height="0.725cm" svg:x="3.1cm" svg:y="2.303cm">
          <draw:text-box>
            <text:p text:style-name="P2"><text:span text:style-name="T1">00</text:span></text:p>
          </draw:text-box>
        </draw:frame>
        <draw:frame draw:style-name="gr3" draw:text-style-name="P3" draw:layer="layout" svg:width="1.497cm" svg:height="0.725cm" svg:x="4.31cm" svg:y="4.753cm">
          <draw:text-box>
            <text:p text:style-name="P2"><text:span text:style-name="T1">01FB</text:span></text:p>
          </draw:text-box>
        </draw:frame>
        <draw:frame draw:style-name="gr3" draw:text-style-name="P3" draw:layer="layout" svg:width="1.455cm" svg:height="0.725cm" svg:x="4.31cm" svg:y="7.928cm">
          <draw:text-box>
            <text:p text:style-name="P2"><text:span text:style-name="T1">01F6</text:span></text:p>
          </draw:text-box>
        </draw:frame>
        <draw:frame draw:style-name="gr3" draw:text-style-name="P3" draw:layer="layout" svg:width="1.455cm" svg:height="0.725cm" svg:x="4.31cm" svg:y="7.293cm">
          <draw:text-box>
            <text:p text:style-name="P2"><text:span text:style-name="T1">01F7</text:span></text:p>
          </draw:text-box>
        </draw:frame>
        <draw:frame draw:style-name="gr3" draw:text-style-name="P3" draw:layer="layout" svg:width="1.455cm" svg:height="0.725cm" svg:x="4.31cm" svg:y="8.563cm">
          <draw:text-box>
            <text:p text:style-name="P2"><text:span text:style-name="T1">01F5</text:span></text:p>
          </draw:text-box>
        </draw:frame>
        <draw:frame draw:style-name="gr3" draw:text-style-name="P3" draw:layer="layout" svg:width="1.455cm" svg:height="0.725cm" svg:x="4.31cm" svg:y="6.658cm">
          <draw:text-box>
            <text:p text:style-name="P2"><text:span text:style-name="T1">01F8</text:span></text:p>
          </draw:text-box>
        </draw:frame>
        <draw:frame draw:style-name="gr3" draw:text-style-name="P3" draw:layer="layout" svg:width="1.455cm" svg:height="0.725cm" svg:x="4.31cm" svg:y="6.023cm">
          <draw:text-box>
            <text:p text:style-name="P2"><text:span text:style-name="T1">01F9</text:span></text:p>
          </draw:text-box>
        </draw:frame>
        <draw:frame draw:style-name="gr3" draw:text-style-name="P3" draw:layer="layout" svg:width="1.471cm" svg:height="0.725cm" svg:x="4.31cm" svg:y="5.388cm">
          <draw:text-box>
            <text:p text:style-name="P2"><text:span text:style-name="T1">01FA</text:span></text:p>
          </draw:text-box>
        </draw:frame>
        <draw:frame draw:style-name="gr3" draw:text-style-name="P3" draw:layer="layout" svg:width="1.522cm" svg:height="0.725cm" svg:x="4.31cm" svg:y="4.118cm">
          <draw:text-box>
            <text:p text:style-name="P2"><text:span text:style-name="T1">01FC</text:span></text:p>
          </draw:text-box>
        </draw:frame>
        <draw:frame draw:style-name="gr3" draw:text-style-name="P3" draw:layer="layout" svg:width="1.522cm" svg:height="0.725cm" svg:x="4.31cm" svg:y="3.462cm">
          <draw:text-box>
            <text:p text:style-name="P2"><text:span text:style-name="T1">01FD</text:span></text:p>
          </draw:text-box>
        </draw:frame>
        <draw:frame draw:style-name="gr3" draw:text-style-name="P3" draw:layer="layout" svg:width="1.497cm" svg:height="0.725cm" svg:x="4.31cm" svg:y="2.848cm">
          <draw:text-box>
            <text:p text:style-name="P2"><text:span text:style-name="T1">01FE</text:span></text:p>
          </draw:text-box>
        </draw:frame>
        <draw:frame draw:style-name="gr3" draw:text-style-name="P3" draw:layer="layout" svg:width="1.476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 0 0 0 0 106-42">
          <text:p text:style-name="P2"/>
        </draw:path>
        <draw:path draw:style-name="gr5" draw:text-style-name="P1" draw:layer="layout" svg:width="2.09cm" svg:height="0.169cm" svg:x="2.466cm" svg:y="2.301cm" svg:viewBox="0 0 2091 170" svg:d="m0 170c215-48 430-132 662-85 209 42 427 41 640 64 227 24 491 55 683-107 0 0 0 0 106-42">
          <text:p text:style-name="P2"/>
        </draw:path>
        <draw:g>
          <draw:frame draw:style-name="gr6" draw:text-style-name="P5" draw:layer="layout" svg:width="1.289cm" svg:height="1.199cm" svg:x="1cm" svg:y="2.053cm">
            <draw:text-box>
              <text:p text:style-name="P4"><text:span text:style-name="T1">SP</text:span></text:p>
              <text:p text:style-name="P4"><text:span text:style-name="T1">(FF)</text:span></text:p>
            </draw:text-box>
          </draw:frame>
          <draw:line draw:style-name="gr7" draw:text-style-name="P1" draw:layer="layout" svg:x1="2.027cm" svg:y1="2.664cm" svg:x2="2.582cm" svg:y2="2.664cm">
            <text:p text:style-name="P2"/>
          </draw:line>
          <draw:frame draw:style-name="gr3" draw:text-style-name="P6" draw:layer="layout" svg:width="1.336cm" svg:height="1.199cm" svg:x="6.206cm" svg:y="3.228cm">
            <draw:text-box>
              <text:p text:style-name="P4"><text:span text:style-name="T1">SP</text:span></text:p>
              <text:p text:style-name="P4"><text:span text:style-name="T1">(FD)</text:span></text:p>
            </draw:text-box>
          </draw:frame>
          <draw:line draw:style-name="gr7" draw:text-style-name="P1" draw:layer="layout" svg:x1="7.233cm" svg:y1="3.867cm" svg:x2="7.788cm" svg:y2="3.867cm">
            <text:p text:style-name="P2"/>
          </draw:line>
          <draw:frame draw:style-name="gr3" draw:text-style-name="P6" draw:layer="layout" svg:width="1.289cm" svg:height="1.199cm" svg:x="11.434cm" svg:y="2.011cm">
            <draw:text-box>
              <text:p text:style-name="P4"><text:span text:style-name="T1">SP</text:span></text:p>
              <text:p text:style-name="P4"><text:span text:style-name="T1">(FF)</text:span></text:p>
            </draw:text-box>
          </draw:frame>
          <draw:line draw:style-name="gr7" draw:text-style-name="P1" draw:layer="layout" svg:x1="12.461cm" svg:y1="2.65cm" svg:x2="13.016cm" svg:y2="2.65cm">
            <text:p text:style-name="P2"/>
          </draw:line>
        </draw:g>
        <draw:frame draw:style-name="gr3" draw:text-style-name="P3" draw:layer="layout" svg:width="2.034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68cm" svg:height="0.725cm" svg:x="13.4cm" svg:y="4.844cm">
          <draw:text-box>
            <text:p text:style-name="P2"><text:span text:style-name="T1">00</text:span></text:p>
          </draw:text-box>
        </draw:frame>
        <draw:frame draw:style-name="gr3" draw:text-style-name="P3" draw:layer="layout" svg:width="0.968cm" svg:height="0.725cm" svg:x="13.4cm" svg:y="8.019cm">
          <draw:text-box>
            <text:p text:style-name="P2"><text:span text:style-name="T1">00</text:span></text:p>
          </draw:text-box>
        </draw:frame>
        <draw:frame draw:style-name="gr3" draw:text-style-name="P3" draw:layer="layout" svg:width="0.968cm" svg:height="0.725cm" svg:x="13.4cm" svg:y="7.384cm">
          <draw:text-box>
            <text:p text:style-name="P2"><text:span text:style-name="T1">00</text:span></text:p>
          </draw:text-box>
        </draw:frame>
        <draw:frame draw:style-name="gr3" draw:text-style-name="P3" draw:layer="layout" svg:width="0.968cm" svg:height="0.725cm" svg:x="13.4cm" svg:y="8.618cm">
          <draw:text-box>
            <text:p text:style-name="P2"><text:span text:style-name="T1">00</text:span></text:p>
          </draw:text-box>
        </draw:frame>
        <draw:frame draw:style-name="gr3" draw:text-style-name="P3" draw:layer="layout" svg:width="0.968cm" svg:height="0.725cm" svg:x="13.4cm" svg:y="6.749cm">
          <draw:text-box>
            <text:p text:style-name="P2"><text:span text:style-name="T1">00</text:span></text:p>
          </draw:text-box>
        </draw:frame>
        <draw:frame draw:style-name="gr3" draw:text-style-name="P3" draw:layer="layout" svg:width="0.968cm" svg:height="0.725cm" svg:x="13.4cm" svg:y="6.114cm">
          <draw:text-box>
            <text:p text:style-name="P2"><text:span text:style-name="T1">00</text:span></text:p>
          </draw:text-box>
        </draw:frame>
        <draw:frame draw:style-name="gr3" draw:text-style-name="P3" draw:layer="layout" svg:width="0.968cm" svg:height="0.725cm" svg:x="13.4cm" svg:y="5.479cm">
          <draw:text-box>
            <text:p text:style-name="P2"><text:span text:style-name="T1">00</text:span></text:p>
          </draw:text-box>
        </draw:frame>
        <draw:frame draw:style-name="gr3" draw:text-style-name="P3" draw:layer="layout" svg:width="0.968cm" svg:height="0.725cm" svg:x="13.4cm" svg:y="4.209cm">
          <draw:text-box>
            <text:p text:style-name="P2"><text:span text:style-name="T1">00</text:span></text:p>
          </draw:text-box>
        </draw:frame>
        <draw:frame draw:style-name="gr3" draw:text-style-name="P3" draw:layer="layout" svg:width="0.968cm" svg:height="0.725cm" svg:x="13.4cm" svg:y="3.574cm">
          <draw:text-box>
            <text:p text:style-name="P2"><text:span text:style-name="T1">00</text:span></text:p>
          </draw:text-box>
        </draw:frame>
        <draw:frame draw:style-name="gr3" draw:text-style-name="P3" draw:layer="layout" svg:width="0.968cm" svg:height="0.725cm" svg:x="13.4cm" svg:y="2.939cm">
          <draw:text-box>
            <text:p text:style-name="P2"><text:span text:style-name="T1">06</text:span></text:p>
          </draw:text-box>
        </draw:frame>
        <draw:frame draw:style-name="gr3" draw:text-style-name="P3" draw:layer="layout" svg:width="0.968cm" svg:height="0.725cm" svg:x="13.4cm" svg:y="2.304cm">
          <draw:text-box>
            <text:p text:style-name="P2"><text:span text:style-name="T1">02</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 0 0 0 0 106-42">
          <text:p text:style-name="P2"/>
        </draw:path>
        <draw:path draw:style-name="gr5" draw:text-style-name="P1" draw:layer="layout" svg:width="2.09cm" svg:height="0.169cm" svg:x="12.766cm" svg:y="2.302cm" svg:viewBox="0 0 2091 170" svg:d="m0 170c215-48 430-132 662-85 209 42 427 41 640 64 227 24 491 55 683-107 0 0 0 0 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68cm" svg:height="0.725cm" svg:x="8.2cm" svg:y="4.844cm">
          <draw:text-box>
            <text:p text:style-name="P2"><text:span text:style-name="T1">00</text:span></text:p>
          </draw:text-box>
        </draw:frame>
        <draw:frame draw:style-name="gr3" draw:text-style-name="P3" draw:layer="layout" svg:width="0.968cm" svg:height="0.725cm" svg:x="8.2cm" svg:y="8.019cm">
          <draw:text-box>
            <text:p text:style-name="P2"><text:span text:style-name="T1">00</text:span></text:p>
          </draw:text-box>
        </draw:frame>
        <draw:frame draw:style-name="gr3" draw:text-style-name="P3" draw:layer="layout" svg:width="0.968cm" svg:height="0.725cm" svg:x="8.2cm" svg:y="7.384cm">
          <draw:text-box>
            <text:p text:style-name="P2"><text:span text:style-name="T1">00</text:span></text:p>
          </draw:text-box>
        </draw:frame>
        <draw:frame draw:style-name="gr3" draw:text-style-name="P3" draw:layer="layout" svg:width="0.968cm" svg:height="0.725cm" svg:x="8.2cm" svg:y="8.618cm">
          <draw:text-box>
            <text:p text:style-name="P2"><text:span text:style-name="T1">00</text:span></text:p>
          </draw:text-box>
        </draw:frame>
        <draw:frame draw:style-name="gr3" draw:text-style-name="P3" draw:layer="layout" svg:width="0.968cm" svg:height="0.725cm" svg:x="8.2cm" svg:y="6.749cm">
          <draw:text-box>
            <text:p text:style-name="P2"><text:span text:style-name="T1">00</text:span></text:p>
          </draw:text-box>
        </draw:frame>
        <draw:frame draw:style-name="gr3" draw:text-style-name="P3" draw:layer="layout" svg:width="0.968cm" svg:height="0.725cm" svg:x="8.2cm" svg:y="6.114cm">
          <draw:text-box>
            <text:p text:style-name="P2"><text:span text:style-name="T1">00</text:span></text:p>
          </draw:text-box>
        </draw:frame>
        <draw:frame draw:style-name="gr3" draw:text-style-name="P3" draw:layer="layout" svg:width="0.968cm" svg:height="0.725cm" svg:x="8.2cm" svg:y="5.479cm">
          <draw:text-box>
            <text:p text:style-name="P2"><text:span text:style-name="T1">00</text:span></text:p>
          </draw:text-box>
        </draw:frame>
        <draw:frame draw:style-name="gr3" draw:text-style-name="P3" draw:layer="layout" svg:width="0.968cm" svg:height="0.725cm" svg:x="8.2cm" svg:y="4.209cm">
          <draw:text-box>
            <text:p text:style-name="P2"><text:span text:style-name="T1">00</text:span></text:p>
          </draw:text-box>
        </draw:frame>
        <draw:frame draw:style-name="gr3" draw:text-style-name="P3" draw:layer="layout" svg:width="0.968cm" svg:height="0.725cm" svg:x="8.2cm" svg:y="3.574cm">
          <draw:text-box>
            <text:p text:style-name="P2"><text:span text:style-name="T1">00</text:span></text:p>
          </draw:text-box>
        </draw:frame>
        <draw:frame draw:style-name="gr3" draw:text-style-name="P8" draw:layer="layout" svg:width="0.968cm" svg:height="0.725cm" svg:x="8.2cm" svg:y="2.939cm">
          <draw:text-box>
            <text:p text:style-name="P7"><text:span text:style-name="T2">06</text:span></text:p>
          </draw:text-box>
        </draw:frame>
        <draw:frame draw:style-name="gr3" draw:text-style-name="P8" draw:layer="layout" svg:width="0.968cm" svg:height="0.725cm" svg:x="8.2cm" svg:y="2.304cm">
          <draw:text-box>
            <text:p text:style-name="P7"><text:span text:style-name="T2">02</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 0 0 0 0 106-42">
          <text:p text:style-name="P2"/>
        </draw:path>
        <draw:path draw:style-name="gr5" draw:text-style-name="P1" draw:layer="layout" svg:width="2.09cm" svg:height="0.169cm" svg:x="7.566cm" svg:y="2.302cm" svg:viewBox="0 0 2091 170" svg:d="m0 170c215-48 430-132 662-85 209 42 427 41 640 64 227 24 491 55 683-107 0 0 0 0 106-42">
          <text:p text:style-name="P2"/>
        </draw:path>
        <draw:frame draw:style-name="gr3" draw:text-style-name="P3" draw:layer="layout" svg:width="1.497cm" svg:height="0.725cm" svg:x="14.61cm" svg:y="4.754cm">
          <draw:text-box>
            <text:p text:style-name="P2"><text:span text:style-name="T1">01FB</text:span></text:p>
          </draw:text-box>
        </draw:frame>
        <draw:frame draw:style-name="gr3" draw:text-style-name="P3" draw:layer="layout" svg:width="1.455cm" svg:height="0.725cm" svg:x="14.61cm" svg:y="7.929cm">
          <draw:text-box>
            <text:p text:style-name="P2"><text:span text:style-name="T1">01F6</text:span></text:p>
          </draw:text-box>
        </draw:frame>
        <draw:frame draw:style-name="gr3" draw:text-style-name="P3" draw:layer="layout" svg:width="1.455cm" svg:height="0.725cm" svg:x="14.61cm" svg:y="7.294cm">
          <draw:text-box>
            <text:p text:style-name="P2"><text:span text:style-name="T1">01F7</text:span></text:p>
          </draw:text-box>
        </draw:frame>
        <draw:frame draw:style-name="gr3" draw:text-style-name="P3" draw:layer="layout" svg:width="1.455cm" svg:height="0.725cm" svg:x="14.61cm" svg:y="8.564cm">
          <draw:text-box>
            <text:p text:style-name="P2"><text:span text:style-name="T1">01F5</text:span></text:p>
          </draw:text-box>
        </draw:frame>
        <draw:frame draw:style-name="gr3" draw:text-style-name="P3" draw:layer="layout" svg:width="1.455cm" svg:height="0.725cm" svg:x="14.61cm" svg:y="6.659cm">
          <draw:text-box>
            <text:p text:style-name="P2"><text:span text:style-name="T1">01F8</text:span></text:p>
          </draw:text-box>
        </draw:frame>
        <draw:frame draw:style-name="gr3" draw:text-style-name="P3" draw:layer="layout" svg:width="1.455cm" svg:height="0.725cm" svg:x="14.61cm" svg:y="6.024cm">
          <draw:text-box>
            <text:p text:style-name="P2"><text:span text:style-name="T1">01F9</text:span></text:p>
          </draw:text-box>
        </draw:frame>
        <draw:frame draw:style-name="gr3" draw:text-style-name="P3" draw:layer="layout" svg:width="1.471cm" svg:height="0.725cm" svg:x="14.61cm" svg:y="5.389cm">
          <draw:text-box>
            <text:p text:style-name="P2"><text:span text:style-name="T1">01FA</text:span></text:p>
          </draw:text-box>
        </draw:frame>
        <draw:frame draw:style-name="gr3" draw:text-style-name="P3" draw:layer="layout" svg:width="1.522cm" svg:height="0.725cm" svg:x="14.61cm" svg:y="4.119cm">
          <draw:text-box>
            <text:p text:style-name="P2"><text:span text:style-name="T1">01FC</text:span></text:p>
          </draw:text-box>
        </draw:frame>
        <draw:frame draw:style-name="gr3" draw:text-style-name="P3" draw:layer="layout" svg:width="1.522cm" svg:height="0.725cm" svg:x="14.61cm" svg:y="3.463cm">
          <draw:text-box>
            <text:p text:style-name="P2"><text:span text:style-name="T1">01FD</text:span></text:p>
          </draw:text-box>
        </draw:frame>
        <draw:frame draw:style-name="gr3" draw:text-style-name="P3" draw:layer="layout" svg:width="1.497cm" svg:height="0.725cm" svg:x="14.61cm" svg:y="2.849cm">
          <draw:text-box>
            <text:p text:style-name="P2"><text:span text:style-name="T1">01FE</text:span></text:p>
          </draw:text-box>
        </draw:frame>
        <draw:frame draw:style-name="gr3" draw:text-style-name="P3" draw:layer="layout" svg:width="1.476cm" svg:height="0.725cm" svg:x="14.61cm" svg:y="2.214cm">
          <draw:text-box>
            <text:p text:style-name="P2"><text:span text:style-name="T1">01FF</text:span></text:p>
          </draw:text-box>
        </draw:frame>
        <draw:frame draw:style-name="gr3" draw:text-style-name="P3" draw:layer="layout" svg:width="1.497cm" svg:height="0.725cm" svg:x="9.41cm" svg:y="4.754cm">
          <draw:text-box>
            <text:p text:style-name="P2"><text:span text:style-name="T1">01FB</text:span></text:p>
          </draw:text-box>
        </draw:frame>
        <draw:frame draw:style-name="gr3" draw:text-style-name="P3" draw:layer="layout" svg:width="1.455cm" svg:height="0.725cm" svg:x="9.41cm" svg:y="7.929cm">
          <draw:text-box>
            <text:p text:style-name="P2"><text:span text:style-name="T1">01F6</text:span></text:p>
          </draw:text-box>
        </draw:frame>
        <draw:frame draw:style-name="gr3" draw:text-style-name="P3" draw:layer="layout" svg:width="1.455cm" svg:height="0.725cm" svg:x="9.41cm" svg:y="7.294cm">
          <draw:text-box>
            <text:p text:style-name="P2"><text:span text:style-name="T1">01F7</text:span></text:p>
          </draw:text-box>
        </draw:frame>
        <draw:frame draw:style-name="gr3" draw:text-style-name="P3" draw:layer="layout" svg:width="1.455cm" svg:height="0.725cm" svg:x="9.41cm" svg:y="8.564cm">
          <draw:text-box>
            <text:p text:style-name="P2"><text:span text:style-name="T1">01F5</text:span></text:p>
          </draw:text-box>
        </draw:frame>
        <draw:frame draw:style-name="gr3" draw:text-style-name="P3" draw:layer="layout" svg:width="1.455cm" svg:height="0.725cm" svg:x="9.41cm" svg:y="6.659cm">
          <draw:text-box>
            <text:p text:style-name="P2"><text:span text:style-name="T1">01F8</text:span></text:p>
          </draw:text-box>
        </draw:frame>
        <draw:frame draw:style-name="gr3" draw:text-style-name="P3" draw:layer="layout" svg:width="1.455cm" svg:height="0.725cm" svg:x="9.41cm" svg:y="6.024cm">
          <draw:text-box>
            <text:p text:style-name="P2"><text:span text:style-name="T1">01F9</text:span></text:p>
          </draw:text-box>
        </draw:frame>
        <draw:frame draw:style-name="gr3" draw:text-style-name="P3" draw:layer="layout" svg:width="1.471cm" svg:height="0.725cm" svg:x="9.41cm" svg:y="5.389cm">
          <draw:text-box>
            <text:p text:style-name="P2"><text:span text:style-name="T1">01FA</text:span></text:p>
          </draw:text-box>
        </draw:frame>
        <draw:frame draw:style-name="gr3" draw:text-style-name="P3" draw:layer="layout" svg:width="1.522cm" svg:height="0.725cm" svg:x="9.41cm" svg:y="4.119cm">
          <draw:text-box>
            <text:p text:style-name="P2"><text:span text:style-name="T1">01FC</text:span></text:p>
          </draw:text-box>
        </draw:frame>
        <draw:frame draw:style-name="gr3" draw:text-style-name="P3" draw:layer="layout" svg:width="1.522cm" svg:height="0.725cm" svg:x="9.41cm" svg:y="3.463cm">
          <draw:text-box>
            <text:p text:style-name="P2"><text:span text:style-name="T1">01FD</text:span></text:p>
          </draw:text-box>
        </draw:frame>
        <draw:frame draw:style-name="gr3" draw:text-style-name="P3" draw:layer="layout" svg:width="1.497cm" svg:height="0.725cm" svg:x="9.41cm" svg:y="2.849cm">
          <draw:text-box>
            <text:p text:style-name="P2"><text:span text:style-name="T1">01FE</text:span></text:p>
          </draw:text-box>
        </draw:frame>
        <draw:frame draw:style-name="gr3" draw:text-style-name="P3" draw:layer="layout" svg:width="1.476cm" svg:height="0.725cm" svg:x="9.41cm" svg:y="2.214cm">
          <draw:text-box>
            <text:p text:style-name="P2"><text:span text:style-name="T1">01FF</text:span></text:p>
          </draw:text-box>
        </draw:frame>
        <draw:frame draw:style-name="gr3" draw:text-style-name="P3" draw:layer="layout" svg:width="4.109cm" svg:height="1.199cm" svg:x="1.727cm" svg:y="9.197cm">
          <draw:text-box>
            <text:p text:style-name="P9">Before executing</text:p>
            <text:p text:style-name="P9">the JSR instruction.</text:p>
          </draw:text-box>
        </draw:frame>
        <draw:frame draw:style-name="gr3" draw:text-style-name="P3" draw:layer="layout" svg:width="4.109cm" svg:height="1.199cm" svg:x="6.977cm" svg:y="9.197cm">
          <draw:text-box>
            <text:p text:style-name="P9">After executing</text:p>
            <text:p text:style-name="P9">the JSR instruction.</text:p>
          </draw:text-box>
        </draw:frame>
        <draw:frame draw:style-name="gr3" draw:text-style-name="P3" draw:layer="layout" svg:width="4.147cm" svg:height="1.199cm" svg:x="12.141cm" svg:y="9.261cm">
          <draw:text-box>
            <text:p text:style-name="P9">After executing</text:p>
            <text:p text:style-name="P9">the RTS instructio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